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Medium" svg:font-family="SFMono-Medium, 'SF Mono', 'Segoe UI Mono', 'Roboto Mono', 'Ubuntu Mono', Menlo, Consolas, Courier, monospace"/>
    <style:font-face style:name="Slack-Lato" svg:font-family="Slack-Lato, Slack-Fractions, appleLogo, sans-serif"/>
    <style:font-face style:name="apple-system" svg:font-family="apple-system, BlinkMacSystemFont, 'Segoe UI', Roboto, Oxygen, Ubuntu, 'Fira Sans', 'Droid Sans', 'Helvetica Neue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1fbd" officeooo:paragraph-rsid="001f1fbd"/>
    </style:style>
    <style:style style:name="P2" style:family="paragraph" style:parent-style-name="Standard">
      <style:text-properties officeooo:rsid="001fcad0" officeooo:paragraph-rsid="001fcad0"/>
    </style:style>
    <style:style style:name="P3" style:family="paragraph" style:parent-style-name="Standard">
      <style:text-properties officeooo:rsid="0023fdef" officeooo:paragraph-rsid="0023fdef"/>
    </style:style>
    <style:style style:name="P4" style:family="paragraph" style:parent-style-name="Standard">
      <style:text-properties officeooo:rsid="0027472e" officeooo:paragraph-rsid="0023fdef"/>
    </style:style>
    <style:style style:name="P5" style:family="paragraph" style:parent-style-name="Standard">
      <style:text-properties officeooo:rsid="0027472e" officeooo:paragraph-rsid="002900f7"/>
    </style:style>
    <style:style style:name="P6" style:family="paragraph" style:parent-style-name="Standard">
      <style:text-properties officeooo:rsid="002900f7" officeooo:paragraph-rsid="002900f7"/>
    </style:style>
    <style:style style:name="P7" style:family="paragraph" style:parent-style-name="Standard">
      <style:text-properties officeooo:rsid="002e0dd7" officeooo:paragraph-rsid="002e0dd7"/>
    </style:style>
    <style:style style:name="P8" style:family="paragraph" style:parent-style-name="Standard">
      <style:text-properties fo:font-variant="normal" fo:text-transform="none" fo:color="#172b4d" style:font-name="SFMono-Medium" fo:font-size="9pt" fo:letter-spacing="normal" fo:font-style="normal" fo:font-weight="normal" officeooo:rsid="004709c0" officeooo:paragraph-rsid="00560ae9"/>
    </style:style>
    <style:style style:name="P9" style:family="paragraph" style:parent-style-name="Standard">
      <style:text-properties officeooo:paragraph-rsid="00560ae9"/>
    </style:style>
    <style:style style:name="P10" style:family="paragraph" style:parent-style-name="Preformatted_20_Text">
      <style:text-properties officeooo:rsid="001fcad0" officeooo:paragraph-rsid="001fcad0"/>
    </style:style>
    <style:style style:name="P11" style:family="paragraph" style:parent-style-name="Preformatted_20_Text">
      <style:text-properties officeooo:rsid="0027472e" officeooo:paragraph-rsid="002900f7"/>
    </style:style>
    <style:style style:name="P12" style:family="paragraph" style:parent-style-name="Preformatted_20_Text">
      <style:text-properties officeooo:rsid="0027472e" officeooo:paragraph-rsid="00355df2"/>
    </style:style>
    <style:style style:name="P13" style:family="paragraph" style:parent-style-name="Preformatted_20_Text">
      <style:text-properties officeooo:rsid="0027472e" officeooo:paragraph-rsid="00379e80"/>
    </style:style>
    <style:style style:name="P14" style:family="paragraph" style:parent-style-name="Preformatted_20_Text">
      <style:text-properties officeooo:rsid="0027472e" officeooo:paragraph-rsid="003816eb"/>
    </style:style>
    <style:style style:name="P15" style:family="paragraph" style:parent-style-name="Preformatted_20_Text">
      <style:text-properties officeooo:rsid="0027472e" officeooo:paragraph-rsid="0039cb4e"/>
    </style:style>
    <style:style style:name="P16" style:family="paragraph" style:parent-style-name="Preformatted_20_Text">
      <style:text-properties officeooo:rsid="0027472e" officeooo:paragraph-rsid="004152c4"/>
    </style:style>
    <style:style style:name="P17" style:family="paragraph" style:parent-style-name="Preformatted_20_Text">
      <style:text-properties officeooo:rsid="0027472e" officeooo:paragraph-rsid="0041fff9"/>
    </style:style>
    <style:style style:name="P18" style:family="paragraph" style:parent-style-name="Preformatted_20_Text">
      <style:text-properties officeooo:rsid="0027472e" officeooo:paragraph-rsid="004314ea"/>
    </style:style>
    <style:style style:name="P19" style:family="paragraph" style:parent-style-name="Preformatted_20_Text">
      <style:text-properties officeooo:rsid="0027472e" officeooo:paragraph-rsid="00431903"/>
    </style:style>
    <style:style style:name="P20" style:family="paragraph" style:parent-style-name="Preformatted_20_Text">
      <style:text-properties officeooo:rsid="0027472e" officeooo:paragraph-rsid="00459e01"/>
    </style:style>
    <style:style style:name="P21" style:family="paragraph" style:parent-style-name="Preformatted_20_Text">
      <style:text-properties officeooo:rsid="0046f6e2" officeooo:paragraph-rsid="0046f6e2"/>
    </style:style>
    <style:style style:name="P22" style:family="paragraph" style:parent-style-name="Preformatted_20_Text">
      <style:text-properties officeooo:rsid="004709c0" officeooo:paragraph-rsid="004709c0"/>
    </style:style>
    <style:style style:name="P23" style:family="paragraph" style:parent-style-name="Preformatted_20_Text">
      <style:text-properties officeooo:rsid="004709c0" officeooo:paragraph-rsid="004aead1"/>
    </style:style>
    <style:style style:name="P24" style:family="paragraph" style:parent-style-name="Preformatted_20_Text">
      <style:text-properties officeooo:rsid="004709c0" officeooo:paragraph-rsid="004b7619"/>
    </style:style>
    <style:style style:name="P25" style:family="paragraph" style:parent-style-name="Preformatted_20_Text">
      <style:text-properties officeooo:paragraph-rsid="004a6614"/>
    </style:style>
    <style:style style:name="P26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4709c0" officeooo:paragraph-rsid="004aead1"/>
    </style:style>
    <style:style style:name="P27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4709c0" officeooo:paragraph-rsid="004b7619"/>
    </style:style>
    <style:style style:name="P28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4ff321" officeooo:paragraph-rsid="004ff321"/>
    </style:style>
    <style:style style:name="P29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54fffd" officeooo:paragraph-rsid="0054fffd"/>
    </style:style>
    <style:style style:name="P30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571dca" officeooo:paragraph-rsid="00571dca"/>
    </style:style>
    <style:style style:name="P31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575ed3" officeooo:paragraph-rsid="00575ed3"/>
    </style:style>
    <style:style style:name="P32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58663e" officeooo:paragraph-rsid="0058663e"/>
    </style:style>
    <style:style style:name="P33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5ad9bb" officeooo:paragraph-rsid="005ad9bb"/>
    </style:style>
    <style:style style:name="P34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5cf951" officeooo:paragraph-rsid="005cf951"/>
    </style:style>
    <style:style style:name="P35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5ef1cf" officeooo:paragraph-rsid="005ef1cf"/>
    </style:style>
    <style:style style:name="P36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64452e" officeooo:paragraph-rsid="0064452e"/>
    </style:style>
    <style:style style:name="P37" style:family="paragraph" style:parent-style-name="Preformatted_20_Text">
      <style:text-properties fo:font-variant="normal" fo:text-transform="none" fo:color="#172b4d" style:font-name="SFMono-Medium" fo:font-size="9pt" fo:letter-spacing="normal" fo:font-style="normal" fo:font-weight="normal" officeooo:rsid="0064ab8a" officeooo:paragraph-rsid="0064ab8a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style:font-name="inherit" fo:font-size="9.75pt" fo:letter-spacing="normal" fo:font-style="normal" fo:font-weight="normal" officeooo:rsid="00355df2" fo:background-color="transparent" loext:char-shading-value="0" loext:padding="0cm" loext:border="none"/>
    </style:style>
    <style:style style:name="T4" style:family="text">
      <style:text-properties fo:font-variant="normal" fo:text-transform="none" style:font-name="inherit" fo:font-size="9.75pt" fo:letter-spacing="normal" fo:font-style="normal" fo:font-weight="normal" officeooo:rsid="0035cf74" fo:background-color="transparent" loext:char-shading-value="0" loext:padding="0cm" loext:border="none"/>
    </style:style>
    <style:style style:name="T5" style:family="text">
      <style:text-properties fo:font-variant="normal" fo:text-transform="none" style:font-name="inherit" fo:font-size="9.75pt" fo:letter-spacing="normal" fo:font-style="normal" fo:font-weight="normal" officeooo:rsid="00379e80" fo:background-color="transparent" loext:char-shading-value="0" loext:padding="0cm" loext:border="none"/>
    </style:style>
    <style:style style:name="T6" style:family="text">
      <style:text-properties fo:font-variant="normal" fo:text-transform="none" style:font-name="inherit" fo:font-size="9.75pt" fo:letter-spacing="normal" fo:font-style="normal" fo:font-weight="normal" officeooo:rsid="003816eb" fo:background-color="transparent" loext:char-shading-value="0" loext:padding="0cm" loext:border="none"/>
    </style:style>
    <style:style style:name="T7" style:family="text">
      <style:text-properties fo:font-variant="normal" fo:text-transform="none" style:font-name="inherit" fo:font-size="9.75pt" fo:letter-spacing="normal" fo:font-style="normal" fo:font-weight="normal" officeooo:rsid="0039cb4e" fo:background-color="transparent" loext:char-shading-value="0" loext:padding="0cm" loext:border="none"/>
    </style:style>
    <style:style style:name="T8" style:family="text">
      <style:text-properties fo:font-variant="normal" fo:text-transform="none" style:font-name="inherit" fo:font-size="9.75pt" fo:letter-spacing="normal" fo:font-style="normal" fo:font-weight="normal" officeooo:rsid="003f7742" fo:background-color="transparent" loext:char-shading-value="0" loext:padding="0cm" loext:border="none"/>
    </style:style>
    <style:style style:name="T9" style:family="text">
      <style:text-properties fo:font-variant="normal" fo:text-transform="none" style:font-name="inherit" fo:font-size="9.75pt" fo:letter-spacing="normal" fo:font-style="normal" fo:font-weight="normal" officeooo:rsid="004152c4" fo:background-color="transparent" loext:char-shading-value="0" loext:padding="0cm" loext:border="none"/>
    </style:style>
    <style:style style:name="T10" style:family="text">
      <style:text-properties fo:font-variant="normal" fo:text-transform="none" fo:color="#172b4d" style:font-name="inherit" fo:font-size="9.75pt" fo:letter-spacing="normal" fo:font-style="normal" fo:font-weight="normal" officeooo:rsid="004152c4" fo:background-color="transparent" loext:char-shading-value="0" loext:padding="0cm" loext:border="none"/>
    </style:style>
    <style:style style:name="T11" style:family="text">
      <style:text-properties fo:font-variant="normal" fo:text-transform="none" fo:color="#172b4d" style:font-name="inherit" fo:font-size="9.75pt" fo:letter-spacing="normal" fo:font-style="normal" fo:font-weight="normal" officeooo:rsid="0041fff9" fo:background-color="transparent" loext:char-shading-value="0" loext:padding="0cm" loext:border="none"/>
    </style:style>
    <style:style style:name="T12" style:family="text">
      <style:text-properties fo:font-variant="normal" fo:text-transform="none" fo:color="#172b4d" style:font-name="inherit" fo:font-size="9.75pt" fo:letter-spacing="normal" fo:font-style="normal" fo:font-weight="normal" officeooo:rsid="003816eb" fo:background-color="transparent" loext:char-shading-value="0" loext:padding="0cm" loext:border="none"/>
    </style:style>
    <style:style style:name="T13" style:family="text">
      <style:text-properties fo:font-variant="normal" fo:text-transform="none" fo:color="#172b4d" style:font-name="inherit" fo:font-size="9.75pt" fo:letter-spacing="normal" fo:font-style="normal" fo:font-weight="normal" officeooo:rsid="00459e01" fo:background-color="transparent" loext:char-shading-value="0" loext:padding="0cm" loext:border="none"/>
    </style:style>
    <style:style style:name="T14" style:family="text">
      <style:text-properties fo:font-variant="normal" fo:text-transform="none" fo:color="#172b4d" style:font-name="apple-system" fo:font-size="12pt" fo:letter-spacing="normal" fo:font-style="normal" fo:font-weight="bold" officeooo:rsid="004152c4" fo:background-color="transparent" loext:char-shading-value="0" loext:padding="0cm" loext:border="none"/>
    </style:style>
    <style:style style:name="T15" style:family="text">
      <style:text-properties fo:font-variant="normal" fo:text-transform="none" fo:color="#172b4d" style:font-name="SFMono-Medium" fo:font-size="9pt" fo:letter-spacing="normal" fo:font-style="normal" fo:font-weight="normal"/>
    </style:style>
    <style:style style:name="T16" style:family="text">
      <style:text-properties fo:font-variant="normal" fo:text-transform="none" fo:color="#000000" style:font-name="inherit" fo:font-size="9.75pt" fo:letter-spacing="normal" fo:font-style="normal" fo:font-weight="normal" officeooo:rsid="003816eb" fo:background-color="transparent" loext:char-shading-value="0" loext:padding="0cm" loext:border="none"/>
    </style:style>
    <style:style style:name="T17" style:family="text">
      <style:text-properties fo:font-variant="normal" fo:text-transform="none" fo:color="#000000" style:font-name="inherit" fo:font-size="9.75pt" fo:letter-spacing="normal" fo:font-style="normal" fo:font-weight="normal" officeooo:rsid="00431903" fo:background-color="transparent" loext:char-shading-value="0" loext:padding="0cm" loext:border="none"/>
    </style:style>
    <style:style style:name="T18" style:family="text">
      <style:text-properties fo:font-variant="normal" fo:text-transform="none" fo:color="#1d1c1d" style:font-name="Slack-Lato" fo:font-size="11.25pt" fo:letter-spacing="normal" fo:font-style="normal" fo:font-weight="bold"/>
    </style:style>
    <style:style style:name="T19" style:family="text">
      <style:text-properties officeooo:rsid="004a6614"/>
    </style:style>
    <style:style style:name="T20" style:family="text">
      <style:text-properties officeooo:rsid="004709c0"/>
    </style:style>
    <style:style style:name="T21" style:family="text">
      <style:text-properties fo:color="#1d1c1d" style:font-name="Slack-Lato" fo:font-size="11.25pt" fo:font-weight="bold"/>
    </style:style>
    <style:style style:name="T22" style:family="text">
      <style:text-properties officeooo:rsid="004aead1"/>
    </style:style>
    <style:style style:name="T23" style:family="text">
      <style:text-properties officeooo:rsid="004b7619"/>
    </style:style>
    <style:style style:name="T24" style:family="text">
      <style:text-properties officeooo:rsid="004d6e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 Cluster</text:p>
      <text:p text:style-name="P1"/>
      <text:p text:style-name="P1"/>
      <text:p text:style-name="P1">1 <text:s/>sudo bash -c 'echo test-crm-mongo-db1.agrostar.in &gt; /etc/hostname &amp;&amp; hostname -F /etc/hostname'</text:p>
      <text:p text:style-name="P1"><text:s text:c="4"/>2 <text:s/>wget -qO - https://www.mongodb.org/static/pgp/server-4.4.asc | sudo apt-key add -</text:p>
      <text:p text:style-name="P1"><text:s text:c="4"/>3 <text:s/>echo "deb [ arch=amd64,arm64 ] https://repo.mongodb.org/apt/ubuntu bionic/mongodb-org/4.4 multiverse" | sudo tee /etc/apt/sources.list.d/mongodb-org-4.4.list</text:p>
      <text:p text:style-name="P1"><text:s text:c="4"/>4 <text:s/>sudo apt-get update</text:p>
      <text:p text:style-name="P1"><text:s text:c="4"/>5 <text:s/>sudo apt-get install -y mongodb-org=4.4.3 mongodb-org-server=4.4.3 mongodb-org-shell=4.4.3 mongodb-org-mongos=4.4.3 mongodb-org-tools=4.4.3</text:p>
      <text:p text:style-name="P1"><text:s text:c="4"/>6 <text:s/>sudo systemctl enable mongod.service</text:p>
      <text:p text:style-name="P1"><text:s text:c="4"/>7 <text:s/>mongodump --host=test-crm-mongo.agrostar.in:27017 -u root --authenticationDatabase=admin --out=/tmp/agroexmongodump</text:p>
      <text:p text:style-name="P1"><text:s text:c="4"/>8 <text:s/>sudo service mongo status</text:p>
      <text:p text:style-name="P1"><text:s text:c="4"/>9 <text:s/>sudo service mongod status</text:p>
      <text:p text:style-name="P1"><text:s text:c="3"/>10 <text:s/>sudo vim /etc/mongod.conf </text:p>
      <text:p text:style-name="P1"><text:s text:c="3"/>11 <text:s/>sudo service mongod start</text:p>
      <text:p text:style-name="P1"><text:s text:c="3"/>12 <text:s/>sudo service mongod status</text:p>
      <text:p text:style-name="P1"><text:s text:c="3"/>13 <text:s/>sudo service mongod stop</text:p>
      <text:p text:style-name="P1"><text:s text:c="3"/>14 <text:s/>history </text:p>
      <text:p text:style-name="P1"><text:s text:c="3"/>15 <text:s/>mongorestore --host=test-crm-mongo-db1.agrostar.in:27017 /tmp/agroexmongodump/</text:p>
      <text:p text:style-name="P1"><text:s text:c="3"/>16 <text:s/>mongorestore --vervose --host=test-crm-mongo-db1.agrostar.in:27017 /tmp/agroexmongodump/</text:p>
      <text:p text:style-name="P1"><text:s text:c="3"/>17 <text:s/>mongorestore /tmp/agroexmongodump/</text:p>
      <text:p text:style-name="P1"><text:s text:c="3"/>18 <text:s/>sudo service mongod start</text:p>
      <text:p text:style-name="P1"><text:s text:c="3"/>19 <text:s/>mongorestore /tmp/agroexmongodump/</text:p>
      <text:p text:style-name="P1"><text:s text:c="3"/>20 <text:s/>sudo service mongod status</text:p>
      <text:p text:style-name="P1"><text:s text:c="3"/>21 <text:s/>mongo</text:p>
      <text:p text:style-name="P1"><text:s text:c="3"/>22 <text:s/>sudo vim /etc/mongod.conf </text:p>
      <text:p text:style-name="P1"><text:s text:c="3"/>23 <text:s/>openssl rand -base64 741 &gt; keyfile ## copy this file to all server</text:p>
      <text:p text:style-name="P1"><text:s text:c="3"/>24 <text:s/>ll</text:p>
      <text:p text:style-name="P1"><text:s text:c="3"/>25 <text:s/>cat keyfile </text:p>
      <text:p text:style-name="P1"><text:s text:c="3"/>26 <text:s/>sudo mkdir -p /opt/mongod</text:p>
      <text:p text:style-name="P1"><text:s text:c="3"/>27 <text:s/>sudo mv keyfile /opt/mongod/</text:p>
      <text:p text:style-name="P1"><text:s text:c="3"/>28 <text:s/>sudo chown mongodb:mongodb /opt/mongod/keyfile</text:p>
      <text:p text:style-name="P1"><text:s text:c="3"/>29 <text:s/>sudo vim /etc/mongod.conf </text:p>
      <text:p text:style-name="P1"><text:s text:c="3"/>30 <text:s/>sudo service mongod restart</text:p>
      <text:p text:style-name="P1"><text:s text:c="3"/>31 <text:s/>sudo service mongod status</text:p>
      <text:p text:style-name="P1"><text:s text:c="3"/>32 <text:s/>sudo service mongod restart</text:p>
      <text:p text:style-name="P1"><text:s text:c="3"/>33 <text:s/>sudo service mongod status</text:p>
      <text:p text:style-name="P1"><text:s text:c="3"/>34 <text:s/>sudo vim /var/log/mongodb/mongod.log </text:p>
      <text:p text:style-name="P1"><text:s text:c="3"/>35 <text:s/>ll /opt/mongod/keyfile </text:p>
      <text:p text:style-name="P1"><text:s text:c="3"/>36 <text:s/>chmod 400 /opt/mongod/keyfile </text:p>
      <text:p text:style-name="P1"><text:s text:c="3"/>37 <text:s/>sudo chmod 400 /opt/mongod/keyfile </text:p>
      <text:p text:style-name="P1"><text:s text:c="3"/>38 <text:s/>sudo service mongod restart</text:p>
      <text:p text:style-name="P1"><text:s text:c="3"/>39 <text:s/>sudo service mongod status</text:p>
      <text:p text:style-name="P1"><text:s text:c="3"/>40 <text:s/>mongo</text:p>
      <text:p text:style-name="P1"><text:s text:c="3"/>41 <text:s/>sudo service mongod restart</text:p>
      <text:p text:style-name="P1"><text:s text:c="3"/>42 <text:s/>sudo service mongod status</text:p>
      <text:p text:style-name="P1"><text:s text:c="3"/>43 <text:s/>sudo vim /var/log/mongodb/mongod.log </text:p>
      <text:p text:style-name="P1"><text:s text:c="3"/>44 <text:s/>telnet test-crm-mongo-db2.agrostar.in 27017</text:p>
      <text:p text:style-name="P1"><text:soft-page-break/><text:s text:c="3"/>45 <text:s/>mongo</text:p>
      <text:p text:style-name="P1"><text:s text:c="3"/>46 <text:s/>mongorestore /tmp/agroexmongodump/</text:p>
      <text:p text:style-name="P1"><text:s text:c="3"/>47 <text:s/>mongorestore --host=test-crm-mongo-db1.agrostar.in -u root -p /tmp/agroexmongodump/</text:p>
      <text:p text:style-name="P1"><text:s text:c="3"/>48 <text:s/>mongorestore --host=test-crm-mongo-db1.agrostar.in -p 27017 --dir /tmp/agroexmongodump/</text:p>
      <text:p text:style-name="P1"><text:s text:c="3"/>49 <text:s/>sudo service mongod stop</text:p>
      <text:p text:style-name="P1"><text:s text:c="3"/>50 <text:s/>mongorestore --host=test-crm-mongo-db1.agrostar.in -p 27017 --dir /tmp/agroexmongodump/</text:p>
      <text:p text:style-name="P1"><text:s text:c="3"/>51 <text:s/>mongorestore --host=test-crm-mongo-db1.agrostar.in -p 27017 --dir /tmp/agroexmongodump/ --verbose</text:p>
      <text:p text:style-name="P1"><text:s text:c="3"/>52 <text:s/>mongorestore <text:s/>--dir /tmp/agroexmongodump/ --verbose</text:p>
      <text:p text:style-name="P1"><text:s text:c="3"/>53 <text:s/>sudo service mongod sta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nf file</text:p>
      <text:p text:style-name="P2"/>
      <text:p text:style-name="P2"># mongod.conf</text:p>
      <text:p text:style-name="P2"/>
      <text:p text:style-name="P2"># for documentation of all options, see:</text:p>
      <text:p text:style-name="P2"># <text:s text:c="2"/>http://docs.mongodb.org/manual/reference/configuration-options/</text:p>
      <text:p text:style-name="P2"/>
      <text:p text:style-name="P2"># Where and how to store data.</text:p>
      <text:p text:style-name="P2">storage:</text:p>
      <text:p text:style-name="P2"><text:s text:c="2"/>dbPath: /var/lib/mongodb</text:p>
      <text:p text:style-name="P2"><text:s text:c="2"/>journal:</text:p>
      <text:p text:style-name="P2"><text:s text:c="4"/>enabled: true</text:p>
      <text:p text:style-name="P2"># <text:s/>engine:</text:p>
      <text:p text:style-name="P2"># <text:s/>mmapv1:</text:p>
      <text:p text:style-name="P2"># <text:s/>wiredTiger:</text:p>
      <text:p text:style-name="P2"/>
      <text:p text:style-name="P2"># where to write logging data.</text:p>
      <text:p text:style-name="P2">systemLog:</text:p>
      <text:p text:style-name="P2"><text:s text:c="2"/>destination: file</text:p>
      <text:p text:style-name="P2"><text:s text:c="2"/>logAppend: true</text:p>
      <text:p text:style-name="P2"><text:s text:c="2"/>path: /var/log/mongodb/mongod.log</text:p>
      <text:p text:style-name="P2"/>
      <text:p text:style-name="P2"># network interfaces</text:p>
      <text:p text:style-name="P2">net:</text:p>
      <text:p text:style-name="P2"><text:s text:c="2"/>port: 27017</text:p>
      <text:p text:style-name="P2"><text:s text:c="2"/>bindIp: 0.0.0.0</text:p>
      <text:p text:style-name="P2"/>
      <text:p text:style-name="P2">replication:</text:p>
      <text:p text:style-name="P2"><text:s/>replSetName: "rs0"</text:p>
      <text:p text:style-name="P2"/>
      <text:p text:style-name="P2"># how the process runs</text:p>
      <text:p text:style-name="P2">processManagement:</text:p>
      <text:p text:style-name="P2"><text:s text:c="2"/>timeZoneInfo: /usr/share/zoneinfo</text:p>
      <text:p text:style-name="P2"><text:soft-page-break/></text:p>
      <text:p text:style-name="P2">security:</text:p>
      <text:p text:style-name="P2"><text:s text:c="2"/>keyFile: /opt/mongod/keyfile</text:p>
      <text:p text:style-name="P2">#operationProfiling:</text:p>
      <text:p text:style-name="P2"/>
      <text:p text:style-name="P2">#replication:</text:p>
      <text:p text:style-name="P2"/>
      <text:p text:style-name="P2">#sharding:</text:p>
      <text:p text:style-name="P2"/>
      <text:p text:style-name="P2">## Enterprise-Only Options:</text:p>
      <text:p text:style-name="P2"/>
      <text:p text:style-name="P2">#auditLog:</text:p>
      <text:p text:style-name="P2"/>
      <text:p text:style-name="P2">#snmp:</text:p>
      <text:p text:style-name="P2"/>
      <text:p text:style-name="P2"/>
      <text:p text:style-name="P2"/>
      <text:p text:style-name="P2">conf file</text:p>
      <text:p text:style-name="P2"/>
      <text:p text:style-name="P2"># mongod.conf</text:p>
      <text:p text:style-name="P2"/>
      <text:p text:style-name="P2"># for documentation of all options, see:</text:p>
      <text:p text:style-name="P2"># <text:s text:c="2"/>http://docs.mongodb.org/manual/reference/configuration-options/</text:p>
      <text:p text:style-name="P2"/>
      <text:p text:style-name="P2"># Where and how to store data.</text:p>
      <text:p text:style-name="P2">storage:</text:p>
      <text:p text:style-name="P2"><text:s text:c="2"/>dbPath: /var/lib/mongodb</text:p>
      <text:p text:style-name="P2"><text:s text:c="2"/>journal:</text:p>
      <text:p text:style-name="P2"><text:s text:c="4"/>enabled: true</text:p>
      <text:p text:style-name="P2"># <text:s/>engine:</text:p>
      <text:p text:style-name="P2"># <text:s/>mmapv1:</text:p>
      <text:p text:style-name="P2"># <text:s/>wiredTiger:</text:p>
      <text:p text:style-name="P2"/>
      <text:p text:style-name="P2"># where to write logging data.</text:p>
      <text:p text:style-name="P2">systemLog:</text:p>
      <text:p text:style-name="P2"><text:s text:c="2"/>destination: file</text:p>
      <text:p text:style-name="P2"><text:s text:c="2"/>logAppend: true</text:p>
      <text:p text:style-name="P2"><text:s text:c="2"/>path: /var/log/mongodb/mongod.log</text:p>
      <text:p text:style-name="P2"/>
      <text:p text:style-name="P2"># network interfaces</text:p>
      <text:p text:style-name="P2">net:</text:p>
      <text:p text:style-name="P2"><text:s text:c="2"/>port: 27017</text:p>
      <text:p text:style-name="P2"><text:s text:c="2"/>bindIp: 0.0.0.0</text:p>
      <text:p text:style-name="P2"/>
      <text:p text:style-name="P2">replication:</text:p>
      <text:p text:style-name="P2"><text:s/>replSetName: "rs0"</text:p>
      <text:p text:style-name="P2"/>
      <text:p text:style-name="P2"># how the process runs</text:p>
      <text:p text:style-name="P2">processManagement:</text:p>
      <text:p text:style-name="P2"><text:s text:c="2"/>timeZoneInfo: /usr/share/zoneinfo</text:p>
      <text:p text:style-name="P2"/>
      <text:p text:style-name="P2">security:</text:p>
      <text:p text:style-name="P2"><text:soft-page-break/><text:s text:c="2"/>authorization: enabled</text:p>
      <text:p text:style-name="P2"><text:s text:c="2"/>keyFile: /opt/mongod/keyfile</text:p>
      <text:p text:style-name="P2">#operationProfiling:</text:p>
      <text:p text:style-name="P2"/>
      <text:p text:style-name="P2">#replication:</text:p>
      <text:p text:style-name="P2"/>
      <text:p text:style-name="P2">#sharding:</text:p>
      <text:p text:style-name="P2"/>
      <text:p text:style-name="P2">## Enterprise-Only Options:</text:p>
      <text:p text:style-name="P2"/>
      <text:p text:style-name="P2">#auditLog:</text:p>
      <text:p text:style-name="P2"/>
      <text:p text:style-name="P2">#snmp:</text:p>
      <text:p text:style-name="P2"/>
      <text:p text:style-name="P2"/>
      <text:p text:style-name="P2"/>
      <text:p text:style-name="P2"><text:a xlink:type="simple" xlink:href="https://dev.to/dre4success/deploying-a-mongodb-replica-set-on-aws-ec2-instance-2gec" text:style-name="Internet_20_link" text:visited-style-name="Visited_20_Internet_20_Link">https://dev.to/dre4success/deploying-a-mongodb-replica-set-on-aws-ec2-instance-2gec</text:a> </text:p>
      <text:p text:style-name="P2"/>
      <text:p text:style-name="P2"/>
      <text:p text:style-name="P10">sh -c "$(curl -fsSL <text:a xlink:type="simple" xlink:href="https://raw.github.com/ohmyzsh/ohmyzsh/master/tools/install.sh" office:target-frame-name="_blank" xlink:show="new" text:style-name="Internet_20_link" text:visited-style-name="Visited_20_Internet_20_Link"><text:span text:style-name="T1">https://raw.github.com/ohmyzsh/ohmyzsh/master/tools/install.sh</text:span></text:a>)"</text:p>
      <text:p text:style-name="P2"/>
      <text:p text:style-name="P2"/>
      <text:p text:style-name="P2"/>
      <text:p text:style-name="P2"/>
      <text:p text:style-name="P2">autoload -U +X bashcompinit &amp;&amp; bashcompinit</text:p>
      <text:p text:style-name="P2">autoload -U promptinit &amp;&amp; promptini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-----BEGIN RSA PRIVATE KEY-----</text:p>
      <text:p text:style-name="P2">MIIEowIBAAKCAQEAnCR7AeHcgeQtrhOpZVbrPwReQdPaDy+SoulCOHpsTVY/Pfp3HgFl88ubxITb</text:p>
      <text:p text:style-name="P2">2eRVcanH+CWBPq/gKLxJPGS1wboBwdt6XlkRHyNODi8ZnxELdxycsWu9onpW1Kb0NUFTQN9YYL10</text:p>
      <text:p text:style-name="P2">Ah1Vj1lxnOjCvsD5siMGpqmxJtu8P5FnWNnjf6WVvO8P2neJswkEnJblbmCsODaH2qOFCcnrrZmY</text:p>
      <text:p text:style-name="P2">GMmD9qU0XSShZ6nxWCdBLf/FTSHGuBOpvteGE1eVCSAnlinA87iXWAbNQw7NoiHGeHJHJAl5w4QE</text:p>
      <text:p text:style-name="P2">fIrkm0rsV/1szVt26PaG2sJixUL9tONN0iz3excagG/I9iwN6ui/rwIDAQABAoIBACr+DHSHOQz2</text:p>
      <text:p text:style-name="P2">w/Ejbsf9d8ahMEbVyzvVMH301gvxAXMF5WHuXfAAGI9ZJ6mjn1lOeoxSYEIeKYkWKhVtSoj7feQ6</text:p>
      <text:p text:style-name="P2">kBNNmFL0GTfGo85Z/6cBrXN9iFN9w/hB0Ti6Q5GKTB8XoCD66T9PzmgrC5JVsJGPVvFKnaE0Jhf5</text:p>
      <text:p text:style-name="P2">9spWAeu/mwknfH9O8XzPfZbL20Ojf4jP7d8KQvQdVpIEvkJelBHpNGswFv9rNdmHeKNTuUl1R2Fi</text:p>
      <text:p text:style-name="P2">AAM6mE+mHQ3768vbn0YYRfNfne8h694MXZZU28P2iIc3lhoS+llm0E8KZgy8H9RouVq/0ooud3FL</text:p>
      <text:p text:style-name="P2">GsqSTzmCvTO408a9nNhyzmQwhwECgYEA7nNsydS2Z6QCPn1RZZrvCG0wjBgP+5saUma7swRTfHts</text:p>
      <text:p text:style-name="P2">xXuUC5o2XMr6MZlFU9DwATt4IKLqmR98oH1sONWW5lJpzfZMbszXnEQMB7I9uE67BfzDnC9xDXYV</text:p>
      <text:p text:style-name="P2">2WPb/H9JXf1zOOkaN5jc22Nyhioz2jYi3aqt9IzodglXYFvckoECgYEAp6JPcYpXX9I6o9vaH1jW</text:p>
      <text:p text:style-name="P2">Md2LVi10s+i1dwa2ixILnBGebI+S6J2sYYOgztfcOscvRudwAJrnjpjvxt6yoWSsUp57A9ztQORH</text:p>
      <text:p text:style-name="P2">eqd5qdK+s0G60pXbZ1KLWQWeLOI+/ACt3Ur0i6MIvQjSvJmaYsbkfA2ef5VWMAtQdJbkcRSo2i8C</text:p>
      <text:p text:style-name="P2">gYAD523jjBEEd2H2BfU8NaIuQCNoV8iDNRHkQXxXPP3k7txkC1bsLbUwJb6c60aATc5wJrobxq8S</text:p>
      <text:p text:style-name="P2">nLpcolEQSSb0VGsZDSxJMB9jlpWf1qI+D0PuoCnPt9MhBkrrSUBDzQ21dT3as65TNLSA/wrT+YLp</text:p>
      <text:p text:style-name="P2">0rMVcALzGw9/Rz3f/QEKgQKBgG9ZNQPqLJeNgT4ObxibXcvJqSAZGYfXb5Icd2xxFB0a5uydgavZ</text:p>
      <text:p text:style-name="P2">8ALl+A7s+3Bfllu2p4L/YggqNjsW+fiScpR+iJ/MRBvyhjhGvl27ishvRLVUrWQ4RC9ht+uAbO3f</text:p>
      <text:p text:style-name="P2">VZ3EiCOoq8lE7xYvwYkTK/nq4flFLPbEzTBkemFSo8YpAoGBAIwugsQUbxhvAFmBVQ0pYHCw/eXK</text:p>
      <text:p text:style-name="P2">mXzcFCiVytNGXa205gZG7pzmnNN79KnXyEQ8GvM8LuvI9iNb7eF32F/gZPiwCsrwPsHX0nqbhOYm</text:p>
      <text:p text:style-name="P2">kfu/bEepag7C9j/ONHMT7oyBQFa/lUnREaR1OE+K4dzj0IyFo70Z/QDedUQA1F97vJkZ</text:p>
      <text:p text:style-name="P2">-----END RSA PRIVATE KEY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stackoverflow.com/questions/61295356/is-it-possible-to-create-a-mongodb-user-with-multiple-roles-in-java" text:style-name="Internet_20_link" text:visited-style-name="Visited_20_Internet_20_Link">https://stackoverflow.com/questions/61295356/is-it-possible-to-create-a-mongodb-user-with-multiple-roles-in-java</text:a></text:p>
      <text:p text:style-name="P2"/>
      <text:p text:style-name="P2"><text:a xlink:type="simple" xlink:href="https://stackoverflow.com/questions/41783700/when-creating-first-admin-user-on-mongdb-cluster-getting-error-couldnt-add-use/41789745" text:style-name="Internet_20_link" text:visited-style-name="Visited_20_Internet_20_Link">https://stackoverflow.com/questions/41783700/when-creating-first-admin-user-on-mongdb-cluster-getting-error-couldnt-add-use/41789745</text:a></text:p>
      <text:p text:style-name="P2"/>
      <text:p text:style-name="P2"/>
      <text:p text:style-name="P2"/>
      <text:p text:style-name="P2">Failed: restore error: error running merge command: (Unauthorized) not authorized on admin to execute command { _mergeAuthzCollections: 1, tempUsersCollection: "admin.tempusers", drop: true, db: "", writeConcern: { w: "majority" }, lsid: { id: UUID("0335a0f9-4d6d-4990-a899-8a56517cb9a1") }, $clusterTime: { clusterTime: Timestamp(1642082107, 20057), signature: { hash: BinData(0, 16017C2AA67B1BED59C4B6B7D3ADB4EE270AC2C2), keyId: 7052393285658083332 } }, $db: "admin", $readPreference: { mode: "primaryPreferred" } }</text:p>
      <text:p text:style-name="P2"/>
      <text:p text:style-name="P2"/>
      <text:p text:style-name="P2"/>
      <text:p text:style-name="P2"/>
      <text:p text:style-name="P2"/>
      <text:p text:style-name="P3">Socks proxy</text:p>
      <text:p text:style-name="P3"/>
      <text:p text:style-name="P3"><text:a xlink:type="simple" xlink:href="https://youtu.be/GYh8YHrk_zQ" text:style-name="Internet_20_link" text:visited-style-name="Visited_20_Internet_20_Link">https://youtu.be/GYh8YHrk_zQ</text:a> </text:p>
      <text:p text:style-name="P3"/>
      <text:p text:style-name="P3"><text:a xlink:type="simple" xlink:href="https://www.comparitech.com/blog/vpn-privacy/how-to-set-up-a-socks5-proxy-on-a-virtual-private-server-vps/" text:style-name="Internet_20_link" text:visited-style-name="Visited_20_Internet_20_Link">https://www.comparitech.com/blog/vpn-privacy/how-to-set-up-a-socks5-proxy-on-a-virtual-private-server-vps/</text:a> </text:p>
      <text:p text:style-name="P3"/>
      <text:p text:style-name="P3"><text:a xlink:type="simple" xlink:href="https://help.zscaler.com/zia/configuring-google-chrome-use-pac-file#proxy-settings-page" text:style-name="Internet_20_link" text:visited-style-name="Visited_20_Internet_20_Link">https://help.zscaler.com/zia/configuring-google-chrome-use-pac-file#proxy-settings-page</text:a> </text:p>
      <text:p text:style-name="P3"/>
      <text:p text:style-name="P3"><text:a xlink:type="simple" xlink:href="https://falkus.co/2018/03/proxy-specific-sites-with-pac-files/" text:style-name="Internet_20_link" text:visited-style-name="Visited_20_Internet_20_Link">https://falkus.co/2018/03/proxy-specific-sites-with-pac-files/</text:a> </text:p>
      <text:p text:style-name="P3"/>
      <text:p text:style-name="P3"><text:a xlink:type="simple" xlink:href="https://aws.amazon.com/blogs/security/how-to-set-up-federated-single-sign-on-to-aws-using-google-apps/" text:style-name="Internet_20_link" text:visited-style-name="Visited_20_Internet_20_Link">https://aws.amazon.com/blogs/security/how-to-set-up-federated-single-sign-on-to-aws-using-google-apps/</text:a></text:p>
      <text:p text:style-name="P3"/>
      <text:p text:style-name="P3"><text:a xlink:type="simple" xlink:href="https://medium.com/@yihucd/how-to-set-up-aws-single-sign-on-sso-using-google-workspace-formerly-g-suite-b9fb4969bbe0" text:style-name="Internet_20_link" text:visited-style-name="Visited_20_Internet_20_Link">https://medium.com/@yihucd/how-to-set-up-aws-single-sign-on-sso-using-google-workspace-formerly-g-suite-b9fb4969bbe0</text:a></text:p>
      <text:p text:style-name="P4"/>
      <text:p text:style-name="P4"/>
      <text:p text:style-name="P6">nginx</text:p>
      <text:p text:style-name="P5"><text:a xlink:type="simple" xlink:href="https://www.digitalocean.com/community/tutorials/how-to-set-up-nginx-server-blocks-virtual-hosts-on-ubuntu-16-04" text:style-name="Internet_20_link" text:visited-style-name="Visited_20_Internet_20_Link">https://www.digitalocean.com/community/tutorials/how-to-set-up-nginx-server-blocks-virtual-hosts-on-ubuntu-16-04</text:a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ls /etc/logrotate.d</text:p>
      <text:p text:style-name="P5"><text:s text:c="2"/>135 <text:s/>cd /var/log/mongodb</text:p>
      <text:p text:style-name="P5"><text:s text:c="2"/>136 <text:s/>ls -l</text:p>
      <text:p text:style-name="P5"><text:s text:c="2"/>137 <text:s/>ls -lh</text:p>
      <text:p text:style-name="P5"><text:s text:c="2"/>138 <text:s/>sudo tail -f /var/log/mongodb/mongod.log| grep COMMAND</text:p>
      <text:p text:style-name="P5"><text:s text:c="2"/>139 <text:s/>sudo vi /etc/logrotate.d/mongod</text:p>
      <text:p text:style-name="P5"><text:s text:c="2"/>140 <text:s/>date</text:p>
      <text:p text:style-name="P5"><text:s text:c="2"/>141 <text:s/>htop</text:p>
      <text:p text:style-name="P5"><text:s text:c="2"/>142 <text:s/>who</text:p>
      <text:p text:style-name="P5"><text:s text:c="2"/>143 <text:s/>mongo -u root -p as2d2p --authenticationDatabase=admin</text:p>
      <text:p text:style-name="P5"><text:s text:c="2"/>144 <text:s/>mongo -u root -p as2d2p</text:p>
      <text:p text:style-name="P5"><text:s text:c="2"/>145 <text:s/>mongo</text:p>
      <text:p text:style-name="P5"><text:s text:c="2"/>146 <text:s/>mongo -u adminUser -p as2d2p</text:p>
      <text:p text:style-name="P5"><text:s text:c="2"/>147 <text:s/>mongo -u adminUser -p as2d2p --authenticationDatabase=admin</text:p>
      <text:p text:style-name="P5"><text:s text:c="2"/>148 <text:s/>mongo -u admin -p as2d2p --authenticationDatabase=admin</text:p>
      <text:p text:style-name="P5"><text:s text:c="2"/>149 <text:s/>mongo -u root -p as2d2p</text:p>
      <text:p text:style-name="P5"><text:s text:c="2"/>150 <text:s/>mongo -u root -p as2d2p localhost</text:p>
      <text:p text:style-name="P5"><text:s text:c="2"/>151 <text:s/>mongo -u root -p as2d2p</text:p>
      <text:p text:style-name="P5"><text:s text:c="2"/>152 <text:s/>mongo -u root -p as2d2p localhost --authenticationDatabase=admin</text:p>
      <text:p text:style-name="P5"><text:s text:c="2"/>153 <text:s/>mongo</text:p>
      <text:p text:style-name="P5"><text:s text:c="2"/>154 <text:s/>vi /etc/mongod.conf</text:p>
      <text:p text:style-name="P5"><text:s text:c="2"/>155 <text:s/>mongo -u root -p as2d2p localhost --authenticationDatabase=root</text:p>
      <text:p text:style-name="P5"><text:s text:c="2"/>156 <text:s/>mongo -u root -p as2d2p localhost --authenticationDatabase=admin</text:p>
      <text:p text:style-name="P5"><text:s text:c="2"/>157 <text:s/>mongo -u root -p as2d2p localhost --authenticationDatabase=localhost</text:p>
      <text:p text:style-name="P5"><text:s text:c="2"/>158 <text:s/>mongo -u root -p as2d2p -h localhost --authenticationDatabase=localhost</text:p>
      <text:p text:style-name="P5"><text:s text:c="2"/>159 <text:s/>mongo -u root -p as2d2p --host localhost --authenticationDatabase=localhost</text:p>
      <text:p text:style-name="P5"><text:s text:c="2"/>160 <text:s/>mongo -u root -p as2d2p --host localhost --authenticationDatabase=admin</text:p>
      <text:p text:style-name="P5"><text:s text:c="2"/>161 <text:s/>vi /etc/mongod.conf</text:p>
      <text:p text:style-name="P5"><text:s text:c="2"/>162 <text:s/>mongo -u root -p as2d2p --host localhost --authenticationDatabase=admin</text:p>
      <text:p text:style-name="P5"><text:s text:c="2"/>163 <text:s/>mongo -u root -p as2d2p --authenticationDatabase=admin</text:p>
      <text:p text:style-name="P5"><text:s text:c="2"/>164 <text:s/>mongo -u root -p as2d2p --authenticationDatabase=test</text:p>
      <text:p text:style-name="P5"><text:s text:c="2"/>165 <text:s/>mongo -u root -p as2d2p --authenticationDatabase=admin</text:p>
      <text:p text:style-name="P5"><text:s text:c="2"/>166 <text:s/>mongo -u adminUser -p as2d2p --authenticationDatabase=admin</text:p>
      <text:p text:style-name="P5"><text:s text:c="2"/>167 <text:s/>mongo -u adminUser -p as2d2pagro --authenticationDatabase=admin</text:p>
      <text:p text:style-name="P5"><text:s text:c="2"/>168 <text:s/>vi .bash_history</text:p>
      <text:p text:style-name="P5"><text:s text:c="2"/>169 <text:s/>vi .zsh_history</text:p>
      <text:p text:style-name="P5"><text:s text:c="2"/>170 <text:s/>vi .dbshel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Openvpn</text:p>
      <text:p text:style-name="P7"/>
      <text:p text:style-name="P7">sudo systemctl enable openvpn</text:p>
      <text:p text:style-name="P7"><text:s text:c="2"/>179 <text:s/>sudo systemctl start openvpn@vikas.bodke</text:p>
      <text:p text:style-name="P7"><text:s text:c="2"/>180 <text:s/>sudo systemctl status openvpn</text:p>
      <text:p text:style-name="P7"><text:s text:c="2"/>181 <text:s/>ifconfig</text:p>
      <text:p text:style-name="P7"><text:s text:c="2"/>182 <text:s/>sudo apt install net-tools</text:p>
      <text:p text:style-name="P7"><text:s text:c="2"/>183 <text:s/>ifconfig</text:p>
      <text:p text:style-name="P7"><text:s text:c="2"/>184 <text:s/>ping 10.99.99.1</text:p>
      <text:p text:style-name="P7"><text:s text:c="2"/>185 <text:s/>ping test-crm-mongo.agrostar.in</text:p>
      <text:p text:style-name="P7"><text:s text:c="2"/>186 <text:s/>sudo systemd-resolve --flush-caches</text:p>
      <text:p text:style-name="P7"><text:s text:c="2"/>187 <text:s/>ping test-crm-mongo.agrostar.in</text:p>
      <text:p text:style-name="P7"><text:s text:c="2"/>188 <text:s/>ping test-crm-mongo-vpc.agrostar.i</text:p>
      <text:p text:style-name="P7"><text:s text:c="2"/>189 <text:s/>sudo systemd-resolve status</text:p>
      <text:p text:style-name="P7"><text:s text:c="2"/>190 <text:s/>sudo systemd-resolve --status</text:p>
      <text:p text:style-name="P7"><text:s text:c="2"/>191 <text:s/>sudo apt install openvpn openvpn-systemd-resolved</text:p>
      <text:p text:style-name="P7"><text:s text:c="2"/>192 <text:s/>cd /etc/openvpn/</text:p>
      <text:p text:style-name="P7"><text:s text:c="2"/>193 <text:s/>ls</text:p>
      <text:p text:style-name="P7"><text:s text:c="2"/>194 <text:s/>cd /var/log</text:p>
      <text:p text:style-name="P7"><text:s text:c="2"/>195 <text:s/>ls</text:p>
      <text:p text:style-name="P7"><text:s text:c="2"/>196 <text:s/>vim syslog</text:p>
      <text:p text:style-name="P7"><text:s text:c="2"/>197 <text:s/>ping test-crm-mongo</text:p>
      <text:p text:style-name="P7"><text:s text:c="2"/>198 <text:s/>sudo systemctl restart openvpn@vikas.bodke</text:p>
      <text:p text:style-name="P7"><text:s text:c="2"/>199 <text:s/>sudo stytemd resolve status</text:p>
      <text:p text:style-name="P7"><text:s text:c="2"/>200 <text:s/>sudo systemd --resolve status</text:p>
      <text:p text:style-name="P7"><text:s text:c="2"/>201 <text:s/>sudo systemd-resolve –status</text:p>
      <text:p text:style-name="P7"/>
      <text:p text:style-name="P7"/>
      <text:p text:style-name="P7"><text:a xlink:type="simple" xlink:href="https://stackoverflow.com/questions/22469880/how-can-i-check-if-file-has-been-downloaded-in-ansible" text:style-name="Internet_20_link" text:visited-style-name="Visited_20_Internet_20_Link">https://stackoverflow.com/questions/22469880/how-can-i-check-if-file-has-been-downloaded-in-ansible</text:a></text:p>
      <text:p text:style-name="P7"/>
      <text:p text:style-name="P11"><text:a xlink:type="simple" xlink:href="https://www.aaronoellis.com/articles/replacing-ansibles-aws-ec2py-script-with-the-aws-ec2-plugin" text:style-name="Internet_20_link" text:visited-style-name="Visited_20_Internet_20_Link"><text:span text:style-name="Source_20_Text"><text:span text:style-name="T2">https://www.aaronoellis.com/articles/replacing-ansibles-aws-ec2py-script-with-the-aws-ec2-plugin</text:span></text:span></text:a></text:p>
      <text:p text:style-name="P11"><text:span text:style-name="Source_20_Text"><text:span text:style-name="T2"/></text:span></text:p>
      <text:p text:style-name="P11"><text:a xlink:type="simple" xlink:href="https://devopscube.com/setup-ansible-aws-dynamic-inventory/#:~:text=Dynamic%20inventory%20is%20an%20ansible,it%20became%20an%20Ansible%20plugin" text:style-name="Internet_20_link" text:visited-style-name="Visited_20_Internet_20_Link"><text:span text:style-name="Source_20_Text"><text:span text:style-name="T2">https://devopscube.com/setup-ansible-aws-dynamic-inventory/#:~:text=Dynamic%20inventory%20is%20an%20ansible,it%20became%20an%20Ansible%20plugin</text:span></text:span></text:a><text:span text:style-name="Source_20_Text"><text:span text:style-name="T2">.</text:span></text:span></text:p>
      <text:p text:style-name="P11"><text:span text:style-name="Source_20_Text"><text:span text:style-name="T2"/></text:span></text:p>
      <text:p text:style-name="P11"><text:span text:style-name="Source_20_Text"><text:span text:style-name="T2"/></text:span></text:p>
      <text:p text:style-name="P11"><text:a xlink:type="simple" xlink:href="https://aws.amazon.com/blogs/apn/getting-started-with-ansible-and-dynamic-amazon-ec2-inventory-management/" text:style-name="Internet_20_link" text:visited-style-name="Visited_20_Internet_20_Link"><text:span text:style-name="Source_20_Text"><text:span text:style-name="T2">https://aws.amazon.com/blogs/apn/getting-started-with-ansible-and-dynamic-amazon-ec2-inventory-management/</text:span></text:span></text:a></text:p>
      <text:p text:style-name="P11"><text:span text:style-name="Source_20_Text"><text:span text:style-name="T2"/></text:span></text:p>
      <text:p text:style-name="P11"><text:span text:style-name="Source_20_Text"><text:span text:style-name="T2"/></text:span></text:p>
      <text:p text:style-name="P11"><text:a xlink:type="simple" xlink:href="https://www.jeffgeerling.com/blog/2018/cloning-private-github-repositories-ansible-on-remote-server-through-ssh" text:style-name="Internet_20_link" text:visited-style-name="Visited_20_Internet_20_Link"><text:span text:style-name="Source_20_Text"><text:span text:style-name="T2">https://www.jeffgeerling.com/blog/2018/cloning-private-github-repositories-ansible-on-remote-server-through-ssh</text:span></text:span></text:a></text:p>
      <text:p text:style-name="P11"><text:span text:style-name="Source_20_Text"><text:span text:style-name="T2"/></text:span></text:p>
      <text:p text:style-name="P11"><text:a xlink:type="simple" xlink:href="https://www.ssh.com/academy/ssh/agent" text:style-name="Internet_20_link" text:visited-style-name="Visited_20_Internet_20_Link"><text:span text:style-name="Source_20_Text"><text:span text:style-name="T2">https://www.ssh.com/academy/ssh/agent</text:span></text:span></text:a></text:p>
      <text:p text:style-name="P11"><text:span text:style-name="Source_20_Text"><text:span text:style-name="T2"/></text:span></text:p>
      <text:p text:style-name="P11"><text:a xlink:type="simple" xlink:href="https://thenewstack.io/ssh-made-easy-with-ssh-agent-and-ssh-config/" text:style-name="Internet_20_link" text:visited-style-name="Visited_20_Internet_20_Link"><text:span text:style-name="Source_20_Text"><text:span text:style-name="T2">https://thenewstack.io/ssh-made-easy-with-ssh-agent-and-ssh-config/</text:span></text:span></text:a></text:p>
      <text:p text:style-name="P11"><text:span text:style-name="Source_20_Text"><text:span text:style-name="T2"/></text:span></text:p>
      <text:p text:style-name="P11"><text:a xlink:type="simple" xlink:href="https://www.devopsschool.com/blog/understanding-ansible-register-variable-scope-and-use-across-playbook-and-hosts/" text:style-name="Internet_20_link" text:visited-style-name="Visited_20_Internet_20_Link"><text:span text:style-name="Source_20_Text"><text:span text:style-name="T2">https://www.devopsschool.com/blog/understanding-ansible-register-variable-scope-and-use-across-playbook-and-hosts/</text:span></text:span></text:a></text:p>
      <text:p text:style-name="P11"><text:span text:style-name="Source_20_Text"><text:span text:style-name="T2"/></text:span></text:p>
      <text:p text:style-name="P11"><text:span text:style-name="Source_20_Text"><text:span text:style-name="T2"/></text:span></text:p>
      <text:p text:style-name="P11"><text:a xlink:type="simple" xlink:href="https://github.com/orachide/ansible-role-fluentbit/blob/master/templates/td-agent-bit.conf.j2" text:style-name="Internet_20_link" text:visited-style-name="Visited_20_Internet_20_Link"><text:span text:style-name="Source_20_Text"><text:span text:style-name="T2">https://github.com/orachide/ansible-role-fluentbit/blob/master/templates/td-agent-bit.conf.j2</text:span></text:span></text:a></text:p>
      <text:p text:style-name="P11"><text:span text:style-name="Source_20_Text"><text:span text:style-name="T2"/></text:span></text:p>
      <text:p text:style-name="P11"><text:span text:style-name="Source_20_Text"><text:span text:style-name="T2"><text:s/></text:span></text:span></text:p>
      <text:p text:style-name="P11"><text:span text:style-name="Source_20_Text"><text:span text:style-name="T2"/></text:span></text:p>
      <text:p text:style-name="P11"><text:soft-page-break/><text:span text:style-name="Source_20_Text"><text:span text:style-name="T2"/></text:span></text:p>
      <text:p text:style-name="P11"><text:span text:style-name="Source_20_Text"><text:span text:style-name="T2"/></text:span></text:p>
      <text:p text:style-name="P11"><text:span text:style-name="Source_20_Text"><text:span text:style-name="T2"/></text:span></text:p>
      <text:p text:style-name="P11"><text:span text:style-name="Source_20_Text"><text:span text:style-name="T2">Host test-agroex</text:span></text:span></text:p>
      <text:p text:style-name="P11"><text:span text:style-name="Source_20_Text"><text:span text:style-name="T2"><text:s text:c="4"/>Hostname staging-farmerapp.agrostar.in</text:span></text:span></text:p>
      <text:p text:style-name="P11"><text:span text:style-name="Source_20_Text"><text:span text:style-name="T2"><text:s text:c="4"/>ForwardAgent yes</text:span></text:span></text:p>
      <text:p text:style-name="P11"><text:span text:style-name="Source_20_Text"><text:span text:style-name="T2"><text:s text:c="4"/>StrictHostKeyChecking no</text:span></text:span></text:p>
      <text:p text:style-name="P11"><text:span text:style-name="Source_20_Text"><text:span text:style-name="T2"/></text:span></text:p>
      <text:p text:style-name="P11"><text:span text:style-name="Source_20_Text"><text:span text:style-name="T2"/></text:span></text:p>
      <text:p text:style-name="P12"><text:span text:style-name="Source_20_Text"><text:span text:style-name="T3">nslookup- for hostname details</text:span></text:span></text:p>
      <text:p text:style-name="P12"><text:span text:style-name="Source_20_Text"><text:span text:style-name="T3"/></text:span></text:p>
      <text:p text:style-name="P12"><text:span text:style-name="Source_20_Text"><text:span text:style-name="T3">omz update – </text:span></text:span><text:span text:style-name="Source_20_Text"><text:span text:style-name="T4">zsh update</text:span></text:span></text:p>
      <text:p text:style-name="P12"><text:span text:style-name="Source_20_Text"><text:span text:style-name="T4"/></text:span></text:p>
      <text:p text:style-name="P12"><text:span text:style-name="Source_20_Text"><text:span text:style-name="T4"/></text:span></text:p>
      <text:p text:style-name="P13"><text:span text:style-name="Source_20_Text"><text:span text:style-name="T5">AWS access and secret keys :</text:span></text:span></text:p>
      <text:p text:style-name="P13"><text:span text:style-name="Source_20_Text"><text:span text:style-name="T5"/></text:span></text:p>
      <text:p text:style-name="P13"><text:span text:style-name="Source_20_Text"><text:span text:style-name="T5">AKIAW3QPERXUU74CLOWM</text:span></text:span></text:p>
      <text:p text:style-name="P13"><text:span text:style-name="Source_20_Text"><text:span text:style-name="T5">H3eVDAn0AHcTMLiybVSoqp1a9baWtp2QuYxXIqWk</text:span></text:span></text:p>
      <text:p text:style-name="P13"><text:span text:style-name="Source_20_Text"><text:span text:style-name="T5"/></text:span></text:p>
      <text:p text:style-name="P13"><text:span text:style-name="Source_20_Text"><text:span text:style-name="T5"/></text:span></text:p>
      <text:p text:style-name="P14"><text:span text:style-name="Source_20_Text"><text:span text:style-name="T6">ssl certificates</text:span></text:span></text:p>
      <text:p text:style-name="P14"><text:a xlink:type="simple" xlink:href="https://certbot.eff.org/instructions?ws=nginx&amp;os=ubuntubionic" text:style-name="Internet_20_link" text:visited-style-name="Visited_20_Internet_20_Link"><text:span text:style-name="Source_20_Text"><text:span text:style-name="T6">https://certbot.eff.org/instructions?ws=nginx&amp;os=ubuntubionic</text:span></text:span></text:a></text:p>
      <text:p text:style-name="P14"><text:span text:style-name="Source_20_Text"><text:span text:style-name="T6"/></text:span></text:p>
      <text:p text:style-name="P15"><text:span text:style-name="Source_20_Text"><text:span text:style-name="T7">swap memory</text:span></text:span></text:p>
      <text:p text:style-name="P15"><text:a xlink:type="simple" xlink:href="https://www.digitalocean.com/community/tutorials/how-to-add-swap-space-on-ubuntu-20-04" text:style-name="Internet_20_link" text:visited-style-name="Visited_20_Internet_20_Link"><text:span text:style-name="Source_20_Text"><text:span text:style-name="T7">https://www.digitalocean.com/community/tutorials/how-to-add-swap-space-on-ubuntu-20-04</text:span></text:span></text:a></text:p>
      <text:p text:style-name="P15"><text:span text:style-name="Source_20_Text"><text:span text:style-name="T7"/></text:span></text:p>
      <text:p text:style-name="P18"><text:span text:style-name="Source_20_Text"><text:span text:style-name="T6">certbot certonly --agree-tos --email </text:span></text:span><text:span text:style-name="Source_20_Text"><text:span text:style-name="T8">devopssupport</text:span></text:span><text:span text:style-name="Source_20_Text"><text:span text:style-name="T6">@agrostar.in --dns-route53 -d agrostar.in -d '*.agrostar.in' --preferred-chain 'ISRG Root X1' --dns-route53-propagation-seconds 30</text:span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6"><text:span text:style-name="Source_20_Text"><text:span text:style-name="T9">Bitbucket app password:</text:span></text:span></text:p>
      <text:p text:style-name="P16"><text:span text:style-name="Source_20_Text"><text:span text:style-name="T14">SfQFexNB3BLYSQcbEFSX</text:span></text:span></text:p>
      <text:p text:style-name="P16"><text:span text:style-name="Source_20_Text"><text:span text:style-name="T10"/></text:span></text:p>
      <text:p text:style-name="P16"><text:span text:style-name="Source_20_Text"><text:span text:style-name="T10"/></text:span></text:p>
      <text:p text:style-name="P17"><text:span text:style-name="Source_20_Text"><text:span text:style-name="T11">redis </text:span></text:span></text:p>
      <text:p text:style-name="P17"><text:a xlink:type="simple" xlink:href="https://www.digitalocean.com/community/tutorials/how-to-install-and-secure-redis-on-ubuntu-18-04" text:style-name="Internet_20_link" text:visited-style-name="Visited_20_Internet_20_Link"><text:span text:style-name="Source_20_Text"><text:span text:style-name="T11">https://www.digitalocean.com/community/tutorials/how-to-install-and-secure-redis-on-ubuntu-18-04</text:span></text:span></text:a></text:p>
      <text:p text:style-name="P17"><text:span text:style-name="Source_20_Text"><text:span text:style-name="T11"/></text:span></text:p>
      <text:p text:style-name="P17"><text:a xlink:type="simple" xlink:href="https://www.digitalocean.com/community/tutorials/how-to-back-up-and-restore-your-redis-data-on-ubuntu-14-04" text:style-name="Internet_20_link" text:visited-style-name="Visited_20_Internet_20_Link"><text:span text:style-name="Source_20_Text"><text:span text:style-name="T11">https://www.digitalocean.com/community/tutorials/how-to-back-up-and-restore-your-redis-data-on-ubuntu-14-04</text:span></text:span></text:a></text:p>
      <text:p text:style-name="P17"><text:span text:style-name="Source_20_Text"><text:span text:style-name="T12"/></text:span></text:p>
      <text:p text:style-name="P17"><text:span text:style-name="Source_20_Text"><text:span text:style-name="T16">'echo never &gt; /sys/kernel/mm/transparent_hugepage/enabled' as root, and add it to your /etc/rc.local</text:span></text:span></text:p>
      <text:p text:style-name="P17"><text:span text:style-name="Source_20_Text"><text:span text:style-name="T16"/></text:span></text:p>
      <text:p text:style-name="P19"><text:span text:style-name="Source_20_Text"><text:span text:style-name="T17">Slack Notification</text:span></text:span></text:p>
      <text:p text:style-name="P19"><text:a xlink:type="simple" xlink:href="https://stackoverflow.com/questions/28311341/jenkins-and-git-how-to-grab-a-committers-name" text:style-name="Internet_20_link" text:visited-style-name="Visited_20_Internet_20_Link"><text:span text:style-name="Source_20_Text"><text:span text:style-name="T17"/></text:span></text:a></text:p>
      <text:p text:style-name="P19"><text:a xlink:type="simple" xlink:href="https://stackoverflow.com/questions/28311341/jenkins-and-git-how-to-grab-a-committers-name" text:style-name="Internet_20_link" text:visited-style-name="Visited_20_Internet_20_Link"><text:span text:style-name="Source_20_Text"><text:span text:style-name="T17">https://stackoverflow.com/questions/28311341/jenkins-and-git-how-to-grab-a-committers-name</text:span></text:span></text:a></text:p>
      <text:p text:style-name="P19"><text:span text:style-name="Source_20_Text"><text:span text:style-name="T17"/></text:span></text:p>
      <text:p text:style-name="P19"><text:span text:style-name="Source_20_Text"><text:span text:style-name="T17"/></text:span></text:p>
      <text:p text:style-name="P20"><text:span text:style-name="Source_20_Text"><text:span text:style-name="T13">nginx:</text:span></text:span></text:p>
      <text:p text:style-name="P20"><text:span text:style-name="Source_20_Text"><text:span text:style-name="T13"/></text:span></text:p>
      <text:p text:style-name="P20"><text:a xlink:type="simple" xlink:href="https://docs.nginx.com/nginx/admin-guide/security-controls/securing-http-traffic-upstream/" text:style-name="Internet_20_link" text:visited-style-name="Visited_20_Internet_20_Link"><text:span text:style-name="Source_20_Text"><text:span text:style-name="T13">https://docs.nginx.com/nginx/admin-guide/security-controls/securing-http-traffic-upstream/</text:span></text:span></text:a></text:p>
      <text:p text:style-name="P20"><text:span text:style-name="Source_20_Text"><text:span text:style-name="T13"/></text:span></text:p>
      <text:p text:style-name="P20"><text:a xlink:type="simple" xlink:href="https://www.digitalocean.com/community/tutorials/understanding-nginx-server-and-location-block-selection-algorithms" text:style-name="Internet_20_link" text:visited-style-name="Visited_20_Internet_20_Link"><text:span text:style-name="Source_20_Text"><text:span text:style-name="T13">https://www.digitalocean.com/community/tutorials/understanding-nginx-server-and-location-block-selection-algorithms</text:span></text:span></text:a></text:p>
      <text:p text:style-name="P20"><text:span text:style-name="Source_20_Text"><text:span text:style-name="T13"/></text:span></text:p>
      <text:p text:style-name="P20"><text:span text:style-name="Source_20_Text"><text:span text:style-name="T13"/></text:span></text:p>
      <text:p text:style-name="P20"><text:span text:style-name="Source_20_Text"><text:span text:style-name="T13"/></text:span></text:p>
      <text:p text:style-name="P20"><text:span text:style-name="Source_20_Text"><text:span text:style-name="T13"/></text:span></text:p>
      <text:p text:style-name="P20"><text:span text:style-name="Source_20_Text"><text:span text:style-name="T13"/></text:span></text:p>
      <text:p text:style-name="P20"><text:span text:style-name="Source_20_Text"><text:span text:style-name="T13"/></text:span></text:p>
      <text:p text:style-name="P20"><text:span text:style-name="Source_20_Text"><text:span text:style-name="T13"/></text:span></text:p>
      <text:p text:style-name="P20"><text:span text:style-name="Source_20_Text"><text:span text:style-name="T13"/></text:span></text:p>
      <text:p text:style-name="P20"><text:soft-page-break/><text:span text:style-name="Source_20_Text"><text:span text:style-name="T13"/></text:span></text:p>
      <text:p text:style-name="P20">tail -f stdout.log</text:p>
      <text:p text:style-name="P20"><text:s/>9911 <text:s/>tail -f stderr.log</text:p>
      <text:p text:style-name="P20"><text:s/>9912 <text:s/>htop</text:p>
      <text:p text:style-name="P20"><text:s/>9913 <text:s/>ctl restart unicommercewrapper</text:p>
      <text:p text:style-name="P20"><text:s/>9914 <text:s/>ls</text:p>
      <text:p text:style-name="P20"><text:s/>9915 <text:s/>cd ..</text:p>
      <text:p text:style-name="P20"><text:s/>9916 <text:s/>ls</text:p>
      <text:p text:style-name="P20"><text:s/>9917 <text:s/>supervisorctl -c supervisor.ini</text:p>
      <text:p text:style-name="P20"><text:s/>9918 <text:s/>ctl logs invoice_print_service_new</text:p>
      <text:p text:style-name="P20"><text:s/>9919 <text:s/>htop</text:p>
      <text:p text:style-name="P20"><text:s/>9920 <text:s/>ctl status invoice_print_service_new</text:p>
      <text:p text:style-name="P20"><text:s/>9921 <text:s/>htop</text:p>
      <text:p text:style-name="P20"><text:s/>9922 <text:s/>ls</text:p>
      <text:p text:style-name="P20"><text:s/>9923 <text:s/>cd</text:p>
      <text:p text:style-name="P20"><text:s/>9924 <text:s/>cd invoice_print_service_new/logs</text:p>
      <text:p text:style-name="P20"><text:s/>9925 <text:s/>ls</text:p>
      <text:p text:style-name="P20"><text:s/>9926 <text:s/>tail -f unicommercepull-stderr.log</text:p>
      <text:p text:style-name="P20"><text:s/>9927 <text:s/>htop</text:p>
      <text:p text:style-name="P20"><text:s/>9928 <text:s/>cd</text:p>
      <text:p text:style-name="P20"><text:s/>9929 <text:s/>cd unicommercewrapper</text:p>
      <text:p text:style-name="P20"><text:s/>9930 <text:s/>lks</text:p>
      <text:p text:style-name="P20"><text:s/>9931 <text:s/>ls</text:p>
      <text:p text:style-name="P20"><text:s/>9932 <text:s/>supervisorctl -c supervisor.ini</text:p>
      <text:p text:style-name="P20"><text:s/>9933 <text:s/>logs</text:p>
      <text:p text:style-name="P20"><text:s/>9934 <text:s/>ls</text:p>
      <text:p text:style-name="P20"><text:s/>9935 <text:s/>tail -f stderr.log</text:p>
      <text:p text:style-name="P20"><text:s/>9936 <text:s/>ls</text:p>
      <text:p text:style-name="P20"><text:s/>9937 <text:s/>cd old-deployments</text:p>
      <text:p text:style-name="P20"><text:s/>9938 <text:s/>ls</text:p>
      <text:p text:style-name="P20"><text:s/>9939 <text:s/>cd</text:p>
      <text:p text:style-name="P20"><text:s/>9940 <text:s/>exit</text:p>
      <text:p text:style-name="P20"><text:s/>9941 <text:s/>cd lmd_service_v2/lmd_service_v2</text:p>
      <text:p text:style-name="P20"><text:s/>9942 <text:s/>ls</text:p>
      <text:p text:style-name="P20"><text:s/>9943 <text:s/>ctl loadenv lmd_service_v2\n</text:p>
      <text:p text:style-name="P20"><text:s/>9944 <text:s/>ipython</text:p>
      <text:p text:style-name="P20"><text:s/>9945 <text:s/>df -h</text:p>
      <text:p text:style-name="P20"><text:s/>9946 <text:s/>exit</text:p>
      <text:p text:style-name="P20"><text:s/>9947 <text:s/>ls</text:p>
      <text:p text:style-name="P20"><text:s/>9948 <text:s/>cd lastmiledelivery/scripts</text:p>
      <text:p text:style-name="P20"><text:s/>9949 <text:s/>exit</text:p>
      <text:p text:style-name="P20"><text:s/>9950 <text:s/>cd lmd_service_v2/lmd_service_v2</text:p>
      <text:p text:style-name="P20"><text:s/>9951 <text:s/>ls</text:p>
      <text:p text:style-name="P20"><text:s/>9952 <text:s/>cd lastmiledelivery/scripts</text:p>
      <text:p text:style-name="P20"><text:s/>9953 <text:s/>ls</text:p>
      <text:p text:style-name="P20"><text:s/>9954 <text:s/>vi update_incentives.py</text:p>
      <text:p text:style-name="P20"><text:s/>9955 <text:s/>git diff</text:p>
      <text:p text:style-name="P20"><text:s/>9956 <text:s/>python update_incentives.py</text:p>
      <text:p text:style-name="P20"><text:s/>9957 <text:s/>ctl loadenv lmd_service_v2\n</text:p>
      <text:p text:style-name="P20"><text:s/>9958 <text:s/>python update_incentives.py</text:p>
      <text:p text:style-name="P20"><text:s/>9959 <text:s/>cd lmd_service_v2/lmd_service_v2</text:p>
      <text:p text:style-name="P20"><text:s/>9960 <text:s/>ctl loadenv lmd_service_v2\n</text:p>
      <text:p text:style-name="P20"><text:s/>9961 <text:s/>ipython</text:p>
      <text:p text:style-name="P20"><text:s/>9962 <text:s/>c</text:p>
      <text:p text:style-name="P20"><text:s/>9963 <text:s/>cd</text:p>
      <text:p text:style-name="P20"><text:s/>9964 <text:s/>ctl status incentiveservice</text:p>
      <text:p text:style-name="P20"><text:s/>9965 <text:s/>ctl logs incentiveservice</text:p>
      <text:p text:style-name="P20"><text:s/>9966 <text:s/>htop</text:p>
      <text:p text:style-name="P20"><text:s/>9967 <text:s/>cd lmd_service_v2</text:p>
      <text:p text:style-name="P20"><text:s/>9968 <text:s/>ctl loadenv lmd_service_v2\n</text:p>
      <text:p text:style-name="P20"><text:s/>9969 <text:s/>ls -l /proc/13213/cwd</text:p>
      <text:p text:style-name="P20"><text:s/>9970 <text:s/>ipython</text:p>
      <text:p text:style-name="P20"><text:s/>9971 <text:s/>htop</text:p>
      <text:p text:style-name="P20"><text:s/>9972 <text:s/>ctl statusall</text:p>
      <text:p text:style-name="P20"><text:soft-page-break/><text:s/>9973 <text:s/>pstree -p 13161</text:p>
      <text:p text:style-name="P20"><text:s/>9974 <text:s/>pstree -p 31650</text:p>
      <text:p text:style-name="P20"><text:s/>9975 <text:s/>pstree -p 757</text:p>
      <text:p text:style-name="P20"><text:s/>9976 <text:s/>ctl status lmd_service_v2</text:p>
      <text:p text:style-name="P20"><text:s/>9977 <text:s/>pstree -p 19115</text:p>
      <text:p text:style-name="P20"><text:s/>9978 <text:s/>htop</text:p>
      <text:p text:style-name="P20"><text:s/>9979 <text:s/>ctl statusall</text:p>
      <text:p text:style-name="P20"><text:s/>9980 <text:s/>pstree -p 30618</text:p>
      <text:p text:style-name="P20"><text:s/>9981 <text:s/>htop</text:p>
      <text:p text:style-name="P20"><text:s/>9982 <text:s/>pstree -p 757 </text:p>
      <text:p text:style-name="P20"><text:s/>9983 <text:s/>pstree -p 8791</text:p>
      <text:p text:style-name="P20"><text:s/>9984 <text:s/>pstree -p 27389</text:p>
      <text:p text:style-name="P20"><text:s/>9985 <text:s/>cd agroexviewservice</text:p>
      <text:p text:style-name="P20"><text:s/>9986 <text:s/>ls</text:p>
      <text:p text:style-name="P20"><text:s/>9987 <text:s/>ctl statusall</text:p>
      <text:p text:style-name="P20"><text:s/>9988 <text:s/>pstree -p 32158</text:p>
      <text:p text:style-name="P20"><text:s/>9989 <text:s/>pstree -p 26673 </text:p>
      <text:p text:style-name="P20"><text:s/>9990 <text:s/>pstree -p 26671</text:p>
      <text:p text:style-name="P20"><text:s/>9991 <text:s/>cd lmd_service_v2/lmd_service_v2</text:p>
      <text:p text:style-name="P20"><text:s/>9992 <text:s/>ls</text:p>
      <text:p text:style-name="P20"><text:s/>9993 <text:s/>ipython</text:p>
      <text:p text:style-name="P20"><text:s/>9994 <text:s/>ctl logs incentiveservice</text:p>
      <text:p text:style-name="P20"><text:s/>9995 <text:s/>ls</text:p>
      <text:p text:style-name="P20"><text:s/>9996 <text:s/>cd assignment_service</text:p>
      <text:p text:style-name="P20"><text:s/>9997 <text:s/>ls</text:p>
      <text:p text:style-name="P20"><text:s/>9998 <text:s/>ls -la</text:p>
      <text:p text:style-name="P20"><text:s/>9999 <text:s/>cd</text:p>
      <text:p text:style-name="P20">10000 <text:s/>exit</text:p>
      <text:p text:style-name="P20">10001 <text:s/>ctl status assignment_service</text:p>
      <text:p text:style-name="P20">10002 <text:s/>kill -TTOU 31650</text:p>
      <text:p text:style-name="P20">10003 <text:s/>pstree -p 31650</text:p>
      <text:p text:style-name="P20">10004 <text:s/>kill -TTOU 31650</text:p>
      <text:p text:style-name="P20">10005 <text:s/>pstree -p 31650</text:p>
      <text:p text:style-name="P20">10006 <text:s/>ctl status agroexreportservice</text:p>
      <text:p text:style-name="P20">10007 <text:s/>kill -TTOU 13161</text:p>
      <text:p text:style-name="P20">10008 <text:s/>pstree -p 13161</text:p>
      <text:p text:style-name="P20"/>
      <text:p text:style-name="P20"/>
      <text:p text:style-name="P20"/>
      <text:p text:style-name="P21">Command to remove all dir except some </text:p>
      <text:p text:style-name="P21">sudo find . -maxdepth 1 ! -name 458 -type d -not -path '.' -exec rm -rf {} +</text:p>
      <text:p text:style-name="P21"/>
      <text:p text:style-name="P22">to find the number of files in dir</text:p>
      <text:p text:style-name="P22">sudo find . -xdev -type f | cut -d "/" -f 2 | sort | uniq -c | sort -n</text:p>
      <text:p text:style-name="P22"/>
      <text:p text:style-name="P22"/>
      <text:p text:style-name="P22"><text:a xlink:type="simple" xlink:href="https://developer.atlassian.com/cloud/bitbucket/rest/api-group-deployments/" text:style-name="Internet_20_link" text:visited-style-name="Visited_20_Internet_20_Link">https://developer.atlassian.com/cloud/bitbucket/rest/api-group-deployments/</text:a></text:p>
      <text:p text:style-name="P22"/>
      <text:p text:style-name="P22"/>
      <text:p text:style-name="P22">curl -X <text:span text:style-name="T23">GET</text:span> \</text:p>
      <text:p text:style-name="P25"><text:span text:style-name="T20"><text:tab/>-u "vikas_bodke:</text:span><text:span text:style-name="T18">SfQFexNB3BLYSQcbEFSX</text:span><text:span text:style-name="T20">" \</text:span></text:p>
      <text:p text:style-name="P22"><text:tab/>-H "Content-Type: application/json" \</text:p>
      <text:p text:style-name="P24"><text:tab/>"<text:a xlink:type="simple" xlink:href="https://api.bitbucket.org/2.0/repositories/agrostar/" text:style-name="Internet_20_link" text:visited-style-name="Visited_20_Internet_20_Link">https://api.bitbucket.org/2.0/repositories/</text:a><text:a xlink:type="simple" xlink:href="https://api.bitbucket.org/2.0/repositories/agrostar/" text:style-name="Internet_20_link" text:visited-style-name="Visited_20_Internet_20_Link"><text:span text:style-name="T19">agrostar/</text:span></text:a><text:span text:style-name="T19">devops-ansible/deploy-keys”</text:span> <text:span text:style-name="T15">-d \ </text:span></text:p>
      <text:p text:style-name="P27">'{ "key": "ssh-rsa AAAAB3NzaC1yc2EAAAADAQABAAABAQDAK/b1cHHDr/TEV1JGQl+WjCwStKG6Bhrv0rFpEsYlyTBm1fzN0VOJJYn4ZOPCPJwqse6fGbXntEs+BbXiptR+++HycVgl65TMR0b5ul5AgwrVdZdT7qjCOCgaSV74/9xlHDK8oqgGnfA7ZoBBU+qpVyaloSjBdJfLtPY/xqj4yHnXKYzrtn/uFc4Kp9Tb7PUg9Io3qohSTGJGVHnsVblq/rToJG7L5xIo0OxK0SJSQ5vuId93ZuFZrCNMXj8JDHZeSEtjJzpRCBEXHxpOPhAcbm4MzULgkFHhAVgp4JbkrT99/wpvZ7r9AdkTg7HGqL3rlaDrEcWfL7Lu6TnhBd mleu@C02W454JHTD8", "label": "mydeploykey" }'</text:p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3">-sS --location --fail -i</text:p>
      <text:p text:style-name="P22"/>
      <text:p text:style-name="P22"/>
      <text:p text:style-name="P22"/>
      <text:p text:style-name="P26">curl -XPOST \ -u "vikas_bodke:<text:span text:style-name="T21">SfQFexNB3BLYSQcbEFSX</text:span>" \ -H "Content-type: application/json" \ https://api.bitbucket.org/2.0/repositories/<text:span text:style-name="T22">agrostar</text:span>/<text:span text:style-name="T22">devops-ansible</text:span>/deploy-keys -d \ '{ "key": "ssh-rsa AAAAB3NzaC1yc2EAAAADAQABAAABAQDAK/b1cHHDr/TEV1JGQl+WjCwStKG6Bhrv0rFpEsYlyTBm1fzN0VOJJYn4ZOPCPJwqse6fGbXntEs+BbXiptR+++HycVgl65TMR0b5ul5AgwrVdZdT7qjCOCgaSV74/9xlHDK8oqgGnfA7ZoBBU+qpVyaloSjBdJfLtPY/xqj4yHnXKYzrtn/uFc4Kp9Tb7PUg9Io3qohSTGJGVHnsVblq/rToJG7L5xIo0OxK0SJSQ5vuId93ZuFZrCNMXj8JDHZeSEtjJzpRCBEXHxpOPhAcbm4MzULgkFHhAVgp4JbkrT99/wpvZ7r9AdkTg7HGqL3rlaDrEcWfL7Lu6TnhB C02W454JHTD8", "label": "<text:span text:style-name="T22">test-keys</text:span>" }'</text:p>
      <text:p text:style-name="P26"/>
      <text:p text:style-name="P26"/>
      <text:p text:style-name="P26"/>
      <text:p text:style-name="P26"/>
      <text:p text:style-name="P26">curl -XPOST \ -H "Authorization &lt;auth header&gt;" \ -H "Content-type: application/json" \ “https://api.bitbucket.org/2.0/repositories/<text:span text:style-name="T24">agrostar</text:span>/<text:span text:style-name="T24">devops-ansible</text:span>/deploy-keys” -d \ '{ "key": "ssh-rsa AAAAB3NzaC1yc2EAAAADAQABAAABAQDAK/b1cHHDr/TEV1JGQl+WjCwStKG6Bhrv0rFpEsYlyTBm1fzN0VOJJYn4ZOPCPJwqse6fGbXntEs+BbXiptR+++HycVgl65TMR0b5ul5AgwrVdZdT7qjCOCgaSV74/9xlHDK8oqgGnfA7ZoBBU+qpVyaloSjBdJfLtPY/xqj4yHnXKYzrtn/uFc4Kp9Tb7PUg9Io3qohSTGJGVHnsVblq/rToJG7L5xIo0OxK0SJSQ5vuId93ZuFZrCNMXj8JDHZeSEtjJzpRCBEXHxpOPhAcbm4MzULgkFHhAVgp4JbkrT99/wpvZ7r9AdkTg7HGqL3rlaDrEcWfL7Lu6TnhBdq5 mleu@C02W454JHTD8", "label": "mydeploykey" }'</text:p>
      <text:p text:style-name="P26"/>
      <text:p text:style-name="P26"/>
      <text:p text:style-name="P26"/>
      <text:p text:style-name="P26"><text:a xlink:type="simple" xlink:href="https://bitbucket.org/tjluoma/new-dual-repo/src/master/new-dual-repo.sh" text:style-name="Internet_20_link" text:visited-style-name="Visited_20_Internet_20_Link">https://bitbucket.org/tjluoma/new-dual-repo/src/master/new-dual-repo.sh</text:a></text:p>
      <text:p text:style-name="P26"/>
      <text:p text:style-name="P26"/>
      <text:p text:style-name="P26"><text:a xlink:type="simple" xlink:href="https://www.backhub.co/blog/back-up-and-restore-repositories-bitbucket-cloud#:~:text=Bitbucket%20does%20not%20provide%20a,a%20repository%20is%20a%20backup" text:style-name="Internet_20_link" text:visited-style-name="Visited_20_Internet_20_Link">https://www.backhub.co/blog/back-up-and-restore-repositories-bitbucket-cloud#:~:text=Bitbucket%20does%20not%20provide%20a,a%20repository%20is%20a%20backup</text:a>.</text:p>
      <text:p text:style-name="P26"/>
      <text:p text:style-name="P26"/>
      <text:p text:style-name="P28">Fluentd</text:p>
      <text:p text:style-name="P28"/>
      <text:p text:style-name="P28"><text:a xlink:type="simple" xlink:href="https://medium.com/hepsiburadatech/fluent-logging-architecture-fluent-bit-fluentd-elasticsearch-ca4a898e28aa" text:style-name="Internet_20_link" text:visited-style-name="Visited_20_Internet_20_Link">https://medium.com/hepsiburadatech/fluent-logging-architecture-fluent-bit-fluentd-elasticsearch-ca4a898e28aa</text:a></text:p>
      <text:p text:style-name="P28"/>
      <text:p text:style-name="P28"><text:a xlink:type="simple" xlink:href="https://groups.google.com/g/fluentd/c/hteVkAyWv4U" text:style-name="Internet_20_link" text:visited-style-name="Visited_20_Internet_20_Link">https://groups.google.com/g/fluentd/c/hteVkAyWv4U</text:a> </text:p>
      <text:p text:style-name="P28"/>
      <text:p text:style-name="P28"><text:a xlink:type="simple" xlink:href="https://www.rubydoc.info/gems/fluent-plugin-better-timestamp-timekey" text:style-name="Internet_20_link" text:visited-style-name="Visited_20_Internet_20_Link">https://www.rubydoc.info/gems/fluent-plugin-better-timestamp-timekey</text:a></text:p>
      <text:p text:style-name="P28"/>
      <text:p text:style-name="P29">postfix</text:p>
      <text:p text:style-name="P29"/>
      <text:p text:style-name="P26"><text:a xlink:type="simple" xlink:href="https://docs.aws.amazon.com/ses/latest/dg/postfix.html" text:style-name="Internet_20_link" text:visited-style-name="Visited_20_Internet_20_Link">https://docs.aws.amazon.com/ses/latest/dg/postfix.html</text:a> </text:p>
      <text:p text:style-name="P26"/>
      <text:p text:style-name="P26"/>
      <text:p text:style-name="P26"/>
      <text:p text:style-name="P9"><text:s text:c="4"/>@timestamp ${record["timestamp"]}</text:p>
      <text:p text:style-name="P8"><text:s text:c="4"/>message ${record.key?("message") ? record["message"] : record["msg"] }</text:p>
      <text:p text:style-name="P8"/>
      <text:p text:style-name="P26"/>
      <text:p text:style-name="P26"/>
      <text:p text:style-name="P26"/>
      <text:p text:style-name="P30">reindexing elasticsearch</text:p>
      <text:p text:style-name="P30"><text:a xlink:type="simple" xlink:href="https://www.thirdrocktechkno.com/blog/6-steps-to-reindex-elasticsearch-data/" text:style-name="Internet_20_link" text:visited-style-name="Visited_20_Internet_20_Link">https://www.thirdrocktechkno.com/blog/6-steps-to-reindex-elasticsearch-data/</text:a></text:p>
      <text:p text:style-name="P30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>GET temp_index</text:p>
      <text:p text:style-name="P26">{</text:p>
      <text:p text:style-name="P26"><text:s text:c="2"/>"query": {</text:p>
      <text:p text:style-name="P26"><text:s text:c="4"/>"match_all": {}</text:p>
      <text:p text:style-name="P26"><text:s text:c="2"/>}</text:p>
      <text:p text:style-name="P26">}</text:p>
      <text:p text:style-name="P26">PUT temp_index</text:p>
      <text:p text:style-name="P26">{</text:p>
      <text:p text:style-name="P26"><text:s text:c="2"/>"mappings": {</text:p>
      <text:p text:style-name="P26"><text:s text:c="4"/>"properties": {</text:p>
      <text:p text:style-name="P26"><text:s text:c="6"/>"rt": {</text:p>
      <text:p text:style-name="P26"><text:s text:c="8"/>"type": "float"</text:p>
      <text:p text:style-name="P26"><text:s text:c="6"/>}</text:p>
      <text:p text:style-name="P26"><text:s text:c="4"/>}</text:p>
      <text:p text:style-name="P26"><text:s text:c="2"/>}</text:p>
      <text:p text:style-name="P26">}</text:p>
      <text:p text:style-name="P26">POST _reindex?slices=5</text:p>
      <text:p text:style-name="P26">{</text:p>
      <text:p text:style-name="P26"><text:s text:c="2"/>"source": {</text:p>
      <text:p text:style-name="P26"><text:s text:c="4"/>"index": "fluentd-20220506",</text:p>
      <text:p text:style-name="P26"><text:s text:c="4"/>"size": 100,</text:p>
      <text:p text:style-name="P26"><text:s text:c="4"/>"query": {</text:p>
      <text:p text:style-name="P26"><text:s text:c="6"/>"match_all": {}</text:p>
      <text:p text:style-name="P26"><text:s text:c="4"/>}</text:p>
      <text:p text:style-name="P26"><text:s text:c="2"/>},</text:p>
      <text:p text:style-name="P26"><text:s text:c="2"/>"dest": {</text:p>
      <text:p text:style-name="P26"><text:s text:c="4"/>"index": "temp_index"</text:p>
      <text:p text:style-name="P26"><text:s text:c="2"/>}</text:p>
      <text:p text:style-name="P26">}</text:p>
      <text:p text:style-name="P26">GET _tasks?actions=*reindex&amp;detailed</text:p>
      <text:p text:style-name="P26">POST _tasks/sCsP50RnRSGv5T39gBecTg:355785167/_cancel</text:p>
      <text:p text:style-name="P26"/>
      <text:p text:style-name="P26"/>
      <text:p text:style-name="P31">mysql upgrade</text:p>
      <text:p text:style-name="P31"/>
      <text:p text:style-name="P26"><text:a xlink:type="simple" xlink:href="https://docs.aws.amazon.com/AmazonRDS/latest/UserGuide/USER_UpgradeDBInstance.MySQL.html" text:style-name="Internet_20_link" text:visited-style-name="Visited_20_Internet_20_Link">https://docs.aws.amazon.com/AmazonRDS/latest/UserGuide/USER_UpgradeDBInstance.MySQL.html</text:a></text:p>
      <text:p text:style-name="P26"/>
      <text:p text:style-name="P32">mysql-workbench</text:p>
      <text:p text:style-name="P32"><text:a xlink:type="simple" xlink:href="https://askubuntu.com/questions/1242026/cannot-connect-mysql-workbench-to-mysql-server" text:style-name="Internet_20_link" text:visited-style-name="Visited_20_Internet_20_Link">https://askubuntu.com/questions/1242026/cannot-connect-mysql-workbench-to-mysql-server</text:a> </text:p>
      <text:p text:style-name="P32"/>
      <text:p text:style-name="P26"/>
      <text:p text:style-name="P33">opensearch </text:p>
      <text:p text:style-name="P33"/>
      <text:p text:style-name="P33"><text:a xlink:type="simple" xlink:href="https://docs.aws.amazon.com/opensearch-service/latest/developerguide/vpc.html" text:style-name="Internet_20_link" text:visited-style-name="Visited_20_Internet_20_Link">https://docs.aws.amazon.com/opensearch-service/latest/developerguide/vpc.html</text:a> </text:p>
      <text:p text:style-name="P33"/>
      <text:p text:style-name="P33"><text:a xlink:type="simple" xlink:href="https://opster.com/guides/opensearch/opensearch-basics/migrate-from-elasticsearch-to-opensearch/" text:style-name="Internet_20_link" text:visited-style-name="Visited_20_Internet_20_Link">https://opster.com/guides/opensearch/opensearch-basics/migrate-from-elasticsearch-to-opensearch/</text:a></text:p>
      <text:p text:style-name="P33"/>
      <text:p text:style-name="P33"><text:a xlink:type="simple" xlink:href="https://medium.com/krakensystems-blog/migrating-your-self-hosted-elasticsearch-to-aws-elasticsearch-service-a-detailed-guide-ff22efede5a3" text:style-name="Internet_20_link" text:visited-style-name="Visited_20_Internet_20_Link">https://medium.com/krakensystems-blog/migrating-your-self-hosted-elasticsearch-to-aws-elasticsearch-service-a-detailed-guide-ff22efede5a3</text:a> </text:p>
      <text:p text:style-name="P33"/>
      <text:p text:style-name="P33"><text:a xlink:type="simple" xlink:href="https://opensearch.org/docs/latest/upgrade-to/upgrade-to/" text:style-name="Internet_20_link" text:visited-style-name="Visited_20_Internet_20_Link">https://opensearch.org/docs/latest/upgrade-to/upgrade-to/</text:a> </text:p>
      <text:p text:style-name="P33"><text:s/></text:p>
      <text:p text:style-name="P33"><text:a xlink:type="simple" xlink:href="https://tonylixu.medium.com/aws-elasticsearch-no-permissions-for-cluster-monitor-health-19c9630454f5" text:style-name="Internet_20_link" text:visited-style-name="Visited_20_Internet_20_Link">https://tonylixu.medium.com/aws-elasticsearch-no-permissions-for-cluster-monitor-health-19c9630454f5</text:a> </text:p>
      <text:p text:style-name="P33"/>
      <text:p text:style-name="P33"/>
      <text:p text:style-name="P34">staging-kibana credes</text:p>
      <text:p text:style-name="P34"/>
      <text:p text:style-name="P34">AKIAIEEFXQPX7YML7DVA</text:p>
      <text:p text:style-name="P34">YhkwSLhaEE7ZgrYn384tgcWwjPQU6fibF/uysvjd </text:p>
      <text:p text:style-name="P34"/>
      <text:p text:style-name="P35">atop</text:p>
      <text:p text:style-name="P35"><text:a xlink:type="simple" xlink:href="https://www.tecmint.com/how-to-install-atop-to-monitor-logging-activity-of-linux-system-processes/" text:style-name="Internet_20_link" text:visited-style-name="Visited_20_Internet_20_Link">https://www.tecmint.com/how-to-install-atop-to-monitor-logging-activity-of-linux-system-processes/</text:a> </text:p>
      <text:p text:style-name="P35"/>
      <text:p text:style-name="P35"/>
      <text:p text:style-name="P35"><text:soft-page-break/>{</text:p>
      <text:p text:style-name="P35"><text:s text:c="2"/>"Version": "2012-10-17",</text:p>
      <text:p text:style-name="P35"><text:s text:c="2"/>"Statement": [</text:p>
      <text:p text:style-name="P35"><text:s text:c="4"/>{</text:p>
      <text:p text:style-name="P35"><text:s text:c="6"/>"Effect": "Allow",</text:p>
      <text:p text:style-name="P35"><text:s text:c="6"/>"Principal": {</text:p>
      <text:p text:style-name="P35"><text:s text:c="8"/>"AWS": "*"</text:p>
      <text:p text:style-name="P35"><text:s text:c="6"/>},</text:p>
      <text:p text:style-name="P35"><text:s text:c="6"/>"Action": "es:*",</text:p>
      <text:p text:style-name="P35"><text:s text:c="6"/>"Resource": "arn:aws:es:ap-south-1:471404416489:domain/test-staging/*"</text:p>
      <text:p text:style-name="P35"><text:s text:c="4"/>}</text:p>
      <text:p text:style-name="P35"><text:s text:c="2"/>]</text:p>
      <text:p text:style-name="P35">}</text:p>
      <text:p text:style-name="P35"/>
      <text:p text:style-name="P35"/>
      <text:p text:style-name="P35">su ubuntu -c "$(curl -fsSL <text:a xlink:type="simple" xlink:href="https://raw.github.com/robbyrussell/oh-my-zsh/master/tools/install.sh" text:style-name="Internet_20_link" text:visited-style-name="Visited_20_Internet_20_Link">https://raw.github.com/robbyrussell/oh-my-zsh/master/tools/install.sh</text:a>)" </text:p>
      <text:p text:style-name="P35"/>
      <text:p text:style-name="P35"/>
      <text:p text:style-name="P36">remote trigger jenkins</text:p>
      <text:p text:style-name="P36"/>
      <text:p text:style-name="P36"><text:a xlink:type="simple" xlink:href="https://www.jenkins.io/doc/pipeline/steps/Parameterized-Remote-Trigger/" text:style-name="Internet_20_link" text:visited-style-name="Visited_20_Internet_20_Link">https://www.jenkins.io/doc/pipeline/steps/Parameterized-Remote-Trigger/</text:a></text:p>
      <text:p text:style-name="P36"/>
      <text:p text:style-name="P37">mvn test</text:p>
      <text:p text:style-name="P37"/>
      <text:p text:style-name="P37"><text:a xlink:type="simple" xlink:href="https://www.baeldung.com/testng-run-command-line" text:style-name="Internet_20_link" text:visited-style-name="Visited_20_Internet_20_Link">https://www.baeldung.com/testng-run-command-line</text:a></text:p>
      <text:p text:style-name="P37"/>
      <text:p text:style-name="P37"><text:a xlink:type="simple" xlink:href="https://www.softwaretestinghelp.com/maven-with-jenkins/" text:style-name="Internet_20_link" text:visited-style-name="Visited_20_Internet_20_Link">https://www.softwaretestinghelp.com/maven-with-jenkins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Medium" svg:font-family="SFMono-Medium, 'SF Mono', 'Segoe UI Mono', 'Roboto Mono', 'Ubuntu Mono', Menlo, Consolas, Courier, monospace"/>
    <style:font-face style:name="Slack-Lato" svg:font-family="Slack-Lato, Slack-Fractions, appleLogo, sans-serif"/>
    <style:font-face style:name="apple-system" svg:font-family="apple-system, BlinkMacSystemFont, 'Segoe UI', Roboto, Oxygen, Ubuntu, 'Fira Sans', 'Droid Sans', 'Helvetica Neue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13:21:38.729272056</meta:creation-date>
    <dc:date>2022-07-06T20:15:14.367061110</dc:date>
    <meta:editing-duration>P7DT19H33M38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14" meta:paragraph-count="449" meta:word-count="1499" meta:character-count="18477" meta:non-whitespace-character-count="16648"/>
  </office:meta>
</office:document-meta>
</file>